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041ea2" officeooo:paragraph-rsid="00041ea2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041ea2" officeooo:paragraph-rsid="00041ea2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T2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fo:background-color="#f0f3f5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Modulo 4:</text:p>
      <text:p text:style-name="P4">Resumo Aula1:</text:p>
      <text:p text:style-name="P1">Nesta aula, aprendemos:</text:p>
      <text:list xml:id="list1046089599" text:style-name="L1">
        <text:list-item>
          <text:p text:style-name="P2">A ajustar a página principal para utilizar os mesmos padrões da página de produtos</text:p>
        </text:list-item>
        <text:list-item>
          <text:p text:style-name="P2">Medidas proporcionais com CSS</text:p>
        </text:list-item>
        <text:list-item>
          <text:p text:style-name="P5"><text:span text:style-name="T1">Como funciona a </text:span><text:span text:style-name="Emphasis"><text:span text:style-name="T2">flutuação</text:span></text:span><text:span text:style-name="T1"> dos elementos e como modificá-la, com a propriedade </text:span><text:span text:style-name="Source_20_Text"><text:span text:style-name="T3">float</text:span></text:span><text:span text:style-name="T1"> do CSS</text:span></text:p>
        </text:list-item>
        <text:list-item>
          <text:p text:style-name="P6"><text:span text:style-name="T1">Como </text:span><text:span text:style-name="Emphasis"><text:span text:style-name="T2">limpar</text:span></text:span><text:span text:style-name="T1"> o </text:span><text:span text:style-name="Source_20_Text"><text:span text:style-name="T3">float</text:span></text:span><text:span text:style-name="T1">, com a propriedade </text:span><text:span text:style-name="Source_20_Text"><text:span text:style-name="T3">clear</text:span></text:span><text:span text:style-name="T1"> do CSS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08T11:24:31.430000000</dc:date>
    <meta:editing-duration>PT1M2S</meta:editing-duration>
    <meta:editing-cycles>3</meta:editing-cycles>
    <meta:document-statistic meta:table-count="0" meta:image-count="0" meta:object-count="0" meta:page-count="1" meta:paragraph-count="7" meta:word-count="54" meta:character-count="301" meta:non-whitespace-character-count="258"/>
  </office:meta>
</office:document-meta>
</file>